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family-generic="modern" style:font-pitch="fixed"/>
    <style:font-face style:name="Fira Code1" svg:font-family="'Fira Code'" style:font-adornments="Standar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8.625cm" fo:min-width="38cm" loext:decorative="false"/>
    </style:style>
    <style:style style:name="gr4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56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076cm" fo:min-width="0cm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cm" svg:stroke-color="#023858" draw:marker-start-width="0.28cm" draw:marker-end="Line_20_Arrow" draw:marker-end-width="0.38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64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63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99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35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789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cm" svg:stroke-color="#023858" draw:marker-start-width="0.28cm" draw:marker-end="Line_20_Arrow" draw:marker-end-width="0.38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color="#3465a4" draw:fill="solid" draw:fill-color="#023858" draw:textarea-horizontal-align="justify" draw:textarea-vertical-align="middle" draw:auto-grow-height="false" fo:min-height="0.199cm" fo:min-width="0cm" loext:decorative="false"/>
    </style:style>
    <style:style style:name="gr15" style:family="graphic" style:parent-style-name="objectwithoutfill">
      <style:graphic-properties svg:stroke-width="0.05cm" svg:stroke-color="#023858" draw:marker-start="" draw:marker-start-width="0.28cm" draw:marker-end="Line_20_Arrow" draw:marker-end-width="0.38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cm" svg:stroke-color="#3465a4" draw:marker-start-width="0.28cm" draw:marker-end-width="0.28cm" draw:fill="solid" draw:fill-color="#fde0dd" draw:textarea-horizontal-align="justify" draw:textarea-vertical-align="middle" draw:auto-grow-height="false" fo:min-height="0.509cm" fo:min-width="0.259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5cm" svg:stroke-color="#3465a4" draw:marker-start-width="0.28cm" draw:marker-end-width="0.28cm" draw:fill-color="#023858" draw:textarea-horizontal-align="justify" draw:textarea-vertical-align="middle" draw:auto-grow-height="false" fo:min-height="0.149cm" fo:min-width="0cm" fo:padding-top="0.15cm" fo:padding-bottom="0.15cm" fo:padding-left="0.275cm" fo:padding-right="0.275cm" loext:decorative="false"/>
    </style:style>
    <style:style style:name="gr18" style:family="graphic" style:parent-style-name="standard">
      <style:graphic-properties svg:stroke-color="#3465a4" draw:fill-color="#023858" draw:textarea-horizontal-align="justify" draw:textarea-vertical-align="middle" draw:auto-grow-height="false" fo:min-height="0.199cm" fo:min-width="0cm" loext:decorative="false"/>
    </style:style>
    <style:style style:name="gr19" style:family="graphic" style:parent-style-name="standard">
      <style:graphic-properties svg:stroke-width="0.05cm" svg:stroke-color="#023858" draw:marker-start-width="0.28cm" draw:marker-end="Line_20_Arrow" draw:marker-end-width="0.38cm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22.5cm" fo:min-width="36.625cm" loext:decorative="false"/>
    </style:style>
    <style:style style:name="gr21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3.296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5.759cm" fo:padding-top="0.15cm" fo:padding-bottom="0.15cm" fo:padding-left="0.275cm" fo:padding-right="0.275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6.225cm" fo:padding-top="0.15cm" fo:padding-bottom="0.15cm" fo:padding-left="0.275cm" fo:padding-right="0.275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3.303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5.137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Grob_20_gestrichelt" svg:stroke-width="0.05cm" svg:stroke-color="#023858" draw:marker-start-width="0.28cm" draw:marker-end-width="0.28cm" draw:fill-color="#fde0dd" draw:textarea-horizontal-align="justify" draw:textarea-vertical-align="middle" draw:auto-grow-height="false" fo:min-height="0.517cm" fo:min-width="3.984cm" fo:padding-top="0.15cm" fo:padding-bottom="0.15cm" fo:padding-left="0.275cm" fo:padding-right="0.275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9.504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124cm" fo:min-width="0cm" fo:padding-top="0.15cm" fo:padding-bottom="0.15cm" fo:padding-left="0.275cm" fo:padding-right="0.275cm" fo:wrap-option="wrap" loext:decorative="false"/>
    </style:style>
    <style:style style:name="gr29" style:family="graphic" style:parent-style-name="objectwithoutfill">
      <style:graphic-properties svg:stroke-width="0.05cm" svg:stroke-color="#023858" draw:marker-start-width="0.28cm" draw:marker-end-width="0.28cm" draw:fill="none" draw:fill-color="#fde0dd" draw:textarea-vertical-align="middle" fo:padding-top="0.15cm" fo:padding-bottom="0.15cm" fo:padding-left="0.275cm" fo:padding-right="0.275cm" loext:decorative="false"/>
    </style:style>
    <style:style style:name="gr30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6cm" fo:min-width="9.5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6cm" fo:min-width="9.5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05cm" svg:stroke-color="#023858" draw:marker-start-width="0.28cm" draw:marker-end="Arrow" draw:marker-end-width="0.38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svg:stroke-width="0.05cm" svg:stroke-color="#023858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34" style:family="graphic" style:parent-style-name="standard">
      <style:graphic-properties svg:stroke-width="0.05cm" svg:stroke-color="#023858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5" style:family="graphic" style:parent-style-name="objectwithoutfill">
      <style:graphic-properties svg:stroke-width="0.05cm" svg:stroke-color="#023858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37cm" fo:min-width="50.25cm" loext:decorative="false"/>
    </style:style>
    <style:style style:name="gr37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2.736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694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2.75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5.75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7.45cm" fo:padding-top="0.15cm" fo:padding-bottom="0.15cm" fo:padding-left="0.275cm" fo:padding-right="0.275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28cm" fo:min-width="12.45cm" fo:padding-top="0.15cm" fo:padding-bottom="0.15cm" fo:padding-left="0.275cm" fo:padding-right="0.27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7cm" fo:min-width="12.45cm" fo:padding-top="0.15cm" fo:padding-bottom="0.15cm" fo:padding-left="0.275cm" fo:padding-right="0.275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15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78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6.95cm" fo:padding-top="0.15cm" fo:padding-bottom="0.15cm" fo:padding-left="0.275cm" fo:padding-right="0.275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7cm" fo:min-width="6.95cm" fo:padding-top="0.15cm" fo:padding-bottom="0.15cm" fo:padding-left="0.275cm" fo:padding-right="0.275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28cm" fo:min-width="6.45cm" fo:padding-top="0.15cm" fo:padding-bottom="0.15cm" fo:padding-left="0.275cm" fo:padding-right="0.275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49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7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4.893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69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5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3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44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95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4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75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62" style:family="graphic" style:parent-style-name="objectwithoutfill">
      <style:graphic-properties svg:stroke-color="#023858" draw:marker-end="Arrow" draw:marker-end-width="0.3cm" draw:fill="none" draw:textarea-vertical-align="middle" loext:decorative="false"/>
    </style:style>
    <style:style style:name="gr63" style:family="graphic" style:parent-style-name="standard">
      <style:graphic-properties svg:stroke-color="#023858" draw:marker-start="Parallelogramm_20_2" draw:marker-end="Parallelogramm_20_2" draw:fill-color="#fde0dd" draw:textarea-horizontal-align="justify" draw:textarea-vertical-align="middle" draw:auto-grow-height="false" fo:min-height="0.5cm" fo:min-width="0cm" loext:decorative="false"/>
    </style:style>
    <style:style style:name="gr64" style:family="graphic" style:parent-style-name="standard">
      <style:graphic-properties svg:stroke-color="#023858" draw:marker-start="Parallelogramm_20_2" draw:marker-end="Parallelogramm_20_2" draw:fill-color="#fde0dd" draw:textarea-horizontal-align="justify" draw:textarea-vertical-align="middle" draw:auto-grow-height="false" fo:min-height="0.238cm" fo:min-width="0cm" loext:decorative="false"/>
    </style:style>
    <style:style style:name="gr65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15.5cm" fo:min-width="44.25cm" loext:decorative="false"/>
    </style:style>
    <style:style style:name="gr66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75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3.25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5cm" svg:stroke-color="#023858" draw:marker-start-width="0.205cm" draw:marker-end-width="0.275cm" draw:fill="none" draw:textarea-vertical-align="middle" fo:padding-top="0.149cm" fo:padding-bottom="0.149cm" fo:padding-left="0.274cm" fo:padding-right="0.274cm" loext:decorative="false"/>
    </style:style>
    <style:style style:name="gr69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15cm" fo:min-width="6.45cm" fo:padding-top="0.15cm" fo:padding-bottom="0.15cm" fo:padding-left="0.275cm" fo:padding-right="0.275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cm" svg:stroke-color="#023858" draw:marker-start="Parallelogramm_20_2" draw:marker-start-width="0.28cm" draw:marker-end="Parallelogramm_20_2" draw:marker-end-width="0.28cm" draw:fill-color="#023858" draw:textarea-horizontal-align="justify" draw:textarea-vertical-align="middle" draw:auto-grow-height="false" fo:min-height="0.188cm" fo:min-width="0cm" fo:padding-top="0.15cm" fo:padding-bottom="0.15cm" fo:padding-left="0.275cm" fo:padding-right="0.275cm" loext:decorative="false"/>
    </style:style>
    <style:style style:name="gr71" style:family="graphic" style:parent-style-name="objectwithoutfill">
      <style:graphic-properties svg:stroke-width="0.05cm" svg:stroke-color="#023858" draw:marker-start-width="0.205cm" draw:marker-end-width="0.275cm" draw:fill="none" draw:textarea-vertical-align="middle" fo:padding-top="0.15cm" fo:padding-bottom="0.15cm" fo:padding-left="0.275cm" fo:padding-right="0.275cm" loext:decorative="fals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0.462cm" loext:decorative="false"/>
      <style:paragraph-properties style:writing-mode="lr-tb"/>
    </style:style>
    <style:style style:name="gr73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15cm" fo:min-width="5.45cm" fo:padding-top="0.15cm" fo:padding-bottom="0.15cm" fo:padding-left="0.275cm" fo:padding-right="0.275cm" style:writing-mode="lr-tb" loext:decorative="false"/>
      <style:paragraph-properties style:writing-mode="lr-tb"/>
    </style:style>
    <style:style style:name="gr74" style:family="graphic" style:parent-style-name="objectwithoutfill">
      <style:graphic-properties svg:stroke-width="0.05cm" svg:stroke-color="#023858" draw:marker-start-width="0.205cm" draw:marker-end="Arrow" draw:marker-end-width="0.025cm" draw:fill="none" draw:textarea-vertical-align="middle" fo:padding-top="0.149cm" fo:padding-bottom="0.149cm" fo:padding-left="0.274cm" fo:padding-right="0.274cm" loext:decorative="false"/>
    </style:style>
    <style:style style:name="gr75" style:family="graphic" style:parent-style-name="objectwithoutfill">
      <style:graphic-properties svg:stroke-width="0.05cm" svg:stroke-color="#023858" draw:marker-start-width="0.205cm" draw:marker-end="Arrow" draw:marker-end-width="0.4cm" draw:fill="none" draw:textarea-vertical-align="middle" fo:padding-top="0.149cm" fo:padding-bottom="0.149cm" fo:padding-left="0.274cm" fo:padding-right="0.274cm" loext:decorative="false"/>
    </style:style>
    <style:style style:name="gr76" style:family="graphic" style:parent-style-name="objectwithoutfill">
      <style:graphic-properties svg:stroke-width="0.05cm" svg:stroke-color="#023858" draw:marker-start-width="0.205cm" draw:marker-end="Arrow" draw:marker-end-width="0.5cm" draw:fill="none" draw:textarea-vertical-align="middle" fo:padding-top="0.149cm" fo:padding-bottom="0.149cm" fo:padding-left="0.274cm" fo:padding-right="0.274cm" loext:decorative="false"/>
    </style:style>
    <style:style style:name="gr77" style:family="graphic" style:parent-style-name="objectwithoutfill">
      <style:graphic-properties svg:stroke-width="0.05cm" svg:stroke-color="#023858" draw:marker-start-width="0.205cm" draw:marker-end="Arrow" draw:marker-end-width="0.575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a6bddb"/>
      <style:paragraph-properties fo:text-align="center"/>
    </style:style>
    <style:style style:name="P3" style:family="paragraph">
      <style:paragraph-properties fo:text-align="center" style:writing-mode="lr-tb"/>
      <style:text-properties fo:color="#023858" loext:opacity="100%" style:font-name="Fira Code" fo:font-size="12pt" style:font-size-asian="12pt" style:font-size-complex="12pt"/>
    </style:style>
    <style:style style:name="P4" style:family="paragraph">
      <loext:graphic-properties draw:fill="solid" draw:fill-color="#fde0dd"/>
      <style:paragraph-properties fo:text-align="center" style:writing-mode="lr-tb"/>
      <style:text-properties fo:color="#023858" loext:opacity="100%" style:font-name="Fira Code" fo:font-size="12pt" style:font-size-asian="12pt" style:font-size-complex="12pt"/>
    </style:style>
    <style:style style:name="P5" style:family="paragraph">
      <loext:graphic-properties draw:fill="solid" draw:fill-color="#fde0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23858"/>
      <style:paragraph-properties fo:text-align="center"/>
    </style:style>
    <style:style style:name="P8" style:family="paragraph">
      <loext:graphic-properties draw:fill-color="#023858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23858" loext:opacity="100%" style:font-name="Fira Code1" fo:font-size="15pt" style:font-name-asian="Crimson Pro"/>
    </style:style>
    <style:style style:name="P11" style:family="paragraph">
      <loext:graphic-properties draw:fill-color="#fde0dd"/>
      <style:paragraph-properties fo:text-align="center" style:writing-mode="lr-tb"/>
      <style:text-properties fo:color="#023858" loext:opacity="100%" style:font-name="Fira Code1" fo:font-size="15pt" style:font-name-asian="Crimson Pro"/>
    </style:style>
    <style:style style:name="P12" style:family="paragraph">
      <style:paragraph-properties fo:text-align="center"/>
      <style:text-properties fo:color="#023858" loext:opacity="100%" style:font-name="Fira Code1" fo:font-size="10.5pt" style:font-name-asian="Crimson Pro"/>
    </style:style>
    <style:style style:name="P13" style:family="paragraph">
      <loext:graphic-properties draw:fill-color="#fde0dd"/>
      <style:paragraph-properties fo:text-align="center" style:writing-mode="lr-tb"/>
      <style:text-properties fo:color="#023858" loext:opacity="100%" style:font-name="Fira Code1" fo:font-size="10.5pt" style:font-name-asian="Crimson Pro"/>
    </style:style>
    <style:style style:name="P14" style:family="paragraph">
      <style:paragraph-properties fo:text-align="center"/>
      <style:text-properties fo:color="#023858" loext:opacity="100%" style:font-name="Fira Code1" fo:font-size="10pt" style:font-name-asian="Crimson Pro"/>
    </style:style>
    <style:style style:name="P15" style:family="paragraph">
      <loext:graphic-properties draw:fill-color="#fde0dd"/>
      <style:paragraph-properties fo:text-align="center" style:writing-mode="lr-tb"/>
      <style:text-properties fo:color="#023858" loext:opacity="100%" style:font-name="Fira Code1" fo:font-size="10pt" style:font-name-asian="Crimson Pro"/>
    </style:style>
    <style:style style:name="P16" style:family="paragraph">
      <loext:graphic-properties draw:fill-color="#fde0dd"/>
      <style:paragraph-properties fo:text-align="center"/>
    </style:style>
    <style:style style:name="P17" style:family="paragraph">
      <loext:graphic-properties draw:fill="none" draw:fill-color="#fde0dd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1" fo:font-size="10pt" style:font-name-asian="Crimson Pro"/>
    </style:style>
    <style:style style:name="P19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1" fo:font-size="10pt" style:font-name-asian="Crimson Pro"/>
    </style:style>
    <style:style style:name="P20" style:family="paragraph">
      <style:paragraph-properties fo:text-align="center"/>
      <style:text-properties style:font-name="Constantia" fo:font-size="15pt" style:font-name-asian="Crimson Pro"/>
    </style:style>
    <style:style style:name="P21" style:family="paragraph">
      <loext:graphic-properties draw:fill-color="#fde0dd"/>
      <style:paragraph-properties fo:text-align="center" style:writing-mode="lr-tb"/>
      <style:text-properties style:font-name="Constantia" fo:font-size="15pt" style:font-name-asian="Crimson Pro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1" fo:font-size="15pt" style:font-name-asian="Crimson Pro"/>
    </style:style>
    <style:style style:name="P23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1" fo:font-size="15pt" style:font-name-asian="Crimson Pro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23858" loext:opacity="100%" style:font-name="Fira Code1" fo:font-size="15pt" style:font-name-asian="Crimson Pro"/>
    </style:style>
    <style:style style:name="P25" style:family="paragraph">
      <style:text-properties style:font-name="Fira Code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Fira Code" fo:font-size="10pt" style:font-size-asian="10pt" style:font-size-complex="10pt"/>
    </style:style>
    <style:style style:name="T1" style:family="text">
      <style:text-properties fo:color="#023858" loext:opacity="100%" style:font-name="Fira Code" fo:font-size="12pt" style:font-size-asian="12pt" style:font-size-complex="12pt"/>
    </style:style>
    <style:style style:name="T2" style:family="text">
      <style:text-properties fo:color="#023858" loext:opacity="100%" style:font-name="Fira Code1" fo:font-size="15pt" style:font-name-asian="Crimson Pro"/>
    </style:style>
    <style:style style:name="T3" style:family="text">
      <style:text-properties fo:color="#023858" loext:opacity="100%" style:font-name="Fira Code1" fo:font-size="10.5pt" style:font-name-asian="Crimson Pro"/>
    </style:style>
    <style:style style:name="T4" style:family="text">
      <style:text-properties fo:color="#023858" loext:opacity="100%" style:font-name="Fira Code1" fo:font-size="10pt" style:font-name-asian="Crimson Pro"/>
    </style:style>
    <style:style style:name="T5" style:family="text">
      <style:text-properties style:font-name="Constantia" fo:font-size="15pt" style:font-name-asian="Crimson Pro"/>
    </style:style>
    <style:style style:name="T6" style:family="text">
      <style:text-properties fo:font-variant="normal" fo:text-transform="none" fo:color="#023858" loext:opacity="100%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23858" loext:opacity="100%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Crimson Pro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23858" loext:opacity="100%" style:text-outline="false" style:text-line-through-style="none" style:text-line-through-type="none" style:font-name="Fira Code1" fo:font-size="15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ira Cod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38.5cm" svg:height="8.875cm" svg:x="1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1" draw:id="id1" draw:layer="layout" svg:width="2.53cm" svg:height="1.27cm" svg:x="2.32cm" svg:y="9.892cm">
            <text:p text:style-name="P3"><text:span text:style-name="T1">Signature</text:span></text:p>
            <text:p text:style-name="P3"><text:span text:style-name="T1">Be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001cm" svg:height="0.001cm" svg:x="1.802cm" svg:y="9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xml:id="id2" draw:id="id2" draw:layer="layout" svg:width="0.75cm" svg:height="0.75cm" svg:x="6.344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svg:x1="4.85cm" svg:y1="10.527cm" svg:x2="6.344cm" svg:y2="10.527cm" draw:start-shape="id1" draw:start-glue-point="1" draw:end-shape="id2" draw:end-glue-point="5" svg:d="M4850 10527h1494" svg:viewBox="0 0 1495 1">
            <text:p/>
          </draw:connector>
          <draw:custom-shape draw:style-name="gr8" draw:text-style-name="P4" xml:id="id3" draw:id="id3" draw:layer="layout" svg:width="2.538cm" svg:height="1.27cm" svg:x="8.621cm" svg:y="7.291cm">
            <text:p text:style-name="P3"><text:span text:style-name="T1">webke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5" draw:id="id15" draw:layer="layout" svg:width="2.537cm" svg:height="1.27cm" svg:x="8.622cm" svg:y="12.392cm">
            <text:p text:style-name="P3"><text:span text:style-name="T1">ke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6.719cm" svg:y1="10.152cm" svg:x2="8.621cm" svg:y2="7.926cm" draw:start-shape="id2" draw:start-glue-point="4" draw:end-shape="id3" draw:end-glue-point="3" svg:d="M6719 10152v-2226h1902" svg:viewBox="0 0 1903 2227">
            <text:p/>
          </draw:connector>
          <draw:custom-shape draw:style-name="gr10" draw:text-style-name="P4" xml:id="id5" draw:id="id5" draw:layer="layout" svg:width="2.573cm" svg:height="1.27cm" svg:x="17.522cm" svg:y="9.892cm">
            <text:p text:style-name="P3"><text:span text:style-name="T1">ty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xml:id="id7" draw:id="id7" draw:layer="layout" svg:width="2.509cm" svg:height="1.27cm" svg:x="26.423cm" svg:y="9.892cm">
            <text:p text:style-name="P3"><text:span text:style-name="T1">k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xml:id="id9" draw:id="id9" draw:layer="layout" svg:width="2.463cm" svg:height="1.27cm" svg:x="32.781cm" svg:y="9.892cm">
            <text:p text:style-name="P3"><text:span text:style-name="T1">paylo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6" draw:layer="layout" svg:x1="15.995cm" svg:y1="10.527cm" svg:x2="17.522cm" svg:y2="10.527cm" draw:start-shape="id4" draw:start-glue-point="7" draw:end-shape="id5" draw:end-glue-point="3" svg:d="M15995 10527h1527" svg:viewBox="0 0 1528 1">
            <text:p/>
          </draw:connector>
          <draw:custom-shape draw:style-name="gr14" draw:text-style-name="P7" xml:id="id6" draw:id="id6" draw:layer="layout" svg:width="0.635cm" svg:height="0.635cm" svg:x="21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6" draw:layer="layout" svg:x1="20.095cm" svg:y1="10.527cm" svg:x2="21.572cm" svg:y2="10.528cm" draw:start-shape="id5" draw:start-glue-point="1" draw:end-shape="id6" draw:end-glue-point="6" svg:d="M20095 10527h750v1h727" svg:viewBox="0 0 1478 2">
            <text:p/>
          </draw:connector>
          <draw:connector draw:style-name="gr13" draw:text-style-name="P6" draw:layer="layout" draw:line-skew="-1.65cm" svg:x1="15.62cm" svg:y1="10.152cm" svg:x2="21.89cm" svg:y2="10.21cm" draw:start-shape="id4" draw:start-glue-point="4" draw:end-shape="id6" draw:end-glue-point="4" svg:d="M15620 10152v-2175h6270v2233" svg:viewBox="0 0 6271 2234">
            <text:p/>
          </draw:connector>
          <draw:custom-shape draw:style-name="gr14" draw:text-style-name="P7" xml:id="id8" draw:id="id8" draw:layer="layout" svg:width="0.635cm" svg:height="0.635cm" svg:x="30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6" draw:layer="layout" svg:x1="28.932cm" svg:y1="10.527cm" svg:x2="30.572cm" svg:y2="10.528cm" draw:start-shape="id7" draw:start-glue-point="1" draw:end-shape="id8" draw:end-glue-point="6" svg:d="M28932 10527h832v1h808" svg:viewBox="0 0 1641 2">
            <text:p/>
          </draw:connector>
          <draw:connector draw:style-name="gr7" draw:text-style-name="P6" draw:layer="layout" svg:x1="31.207cm" svg:y1="10.528cm" svg:x2="32.781cm" svg:y2="10.527cm" draw:start-shape="id8" draw:start-glue-point="10" draw:end-shape="id9" draw:end-glue-point="3" svg:d="M31207 10528h775v-1h799" svg:viewBox="0 0 1575 2">
            <text:p/>
          </draw:connector>
          <draw:custom-shape draw:style-name="gr14" draw:text-style-name="P7" xml:id="id10" draw:id="id10" draw:layer="layout" svg:width="0.635cm" svg:height="0.635cm" svg:x="3.268cm" svg:y="7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6" draw:layer="layout" svg:x1="3.586cm" svg:y1="8.343cm" svg:x2="3.585cm" svg:y2="9.892cm" draw:start-shape="id10" draw:start-glue-point="8" draw:end-shape="id1" draw:end-glue-point="0" svg:d="M3586 8343v762h-1v787" svg:viewBox="0 0 2 1550">
            <text:p/>
          </draw:connector>
          <draw:custom-shape draw:style-name="gr12" draw:text-style-name="P4" xml:id="id11" draw:id="id11" draw:layer="layout" svg:width="2.463cm" svg:height="1.27cm" svg:x="37.281cm" svg:y="9.892cm">
            <text:p text:style-name="P3"><text:span text:style-name="T1">sig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35.244cm" svg:y1="10.527cm" svg:x2="37.281cm" svg:y2="10.527cm" draw:start-shape="id9" draw:start-glue-point="1" draw:end-shape="id11" draw:end-glue-point="3" svg:d="M35244 10527h2037" svg:viewBox="0 0 2038 1">
            <text:p/>
          </draw:connector>
          <draw:g draw:style-name="gr2">
            <draw:custom-shape draw:style-name="gr16" draw:text-style-name="P5" draw:layer="layout" svg:width="1.143cm" svg:height="1.143cm" svg:x="37.941cm" svg:y="12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0.635cm" svg:height="0.635cm" svg:x="38.195cm" svg:y="12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7" draw:text-style-name="P6" draw:layer="layout" svg:x1="38.512cm" svg:y1="11.162cm" svg:x2="38.512cm" svg:y2="12.526cm" draw:start-shape="id11" draw:start-glue-point="2" svg:d="M38512 11162v1364" svg:viewBox="0 0 1 1365">
            <text:p/>
          </draw:connector>
          <draw:custom-shape draw:style-name="gr10" draw:text-style-name="P4" xml:id="id12" draw:id="id12" draw:layer="layout" svg:width="2.573cm" svg:height="1.27cm" svg:x="21.822cm" svg:y="12.393cm">
            <text:p text:style-name="P3"><text:span text:style-name="T1">strH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6" draw:layer="layout" svg:x1="15.62cm" svg:y1="10.902cm" svg:x2="21.822cm" svg:y2="13.028cm" draw:start-shape="id4" draw:start-glue-point="6" draw:end-shape="id12" draw:end-glue-point="3" svg:d="M15620 10902v2126h6202" svg:viewBox="0 0 6203 2127">
            <text:p/>
          </draw:connector>
          <draw:connector draw:style-name="gr13" draw:text-style-name="P6" draw:layer="layout" svg:x1="24.395cm" svg:y1="13.028cm" svg:x2="30.89cm" svg:y2="10.845cm" draw:start-shape="id12" draw:start-glue-point="1" draw:end-shape="id8" draw:end-glue-point="8" svg:d="M24395 13028h6495v-2183" svg:viewBox="0 0 6496 2184">
            <text:p/>
          </draw:connector>
          <draw:custom-shape draw:style-name="gr18" draw:text-style-name="P8" xml:id="id13" draw:id="id13" draw:layer="layout" svg:width="0.635cm" svg:height="0.635cm" svg:x="12.7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11.159cm" svg:y1="7.926cm" svg:x2="13.09cm" svg:y2="10.21cm" draw:start-shape="id3" draw:start-glue-point="1" draw:end-shape="id13" draw:end-glue-point="4" svg:d="M11159 7926h1931v2284" svg:viewBox="0 0 1932 2285">
            <text:p/>
          </draw:connector>
          <draw:connector draw:style-name="gr7" draw:text-style-name="P6" draw:layer="layout" draw:type="line" svg:x1="13.407cm" svg:y1="10.528cm" svg:x2="15.245cm" svg:y2="10.527cm" draw:start-shape="id13" draw:start-glue-point="10" draw:end-shape="id4" draw:end-glue-point="5" svg:d="M13407 10528l1838-1" svg:viewBox="0 0 1839 2">
            <text:p/>
          </draw:connector>
          <draw:custom-shape draw:style-name="gr6" draw:text-style-name="P5" xml:id="id4" draw:id="id4" draw:layer="layout" svg:width="0.75cm" svg:height="0.75cm" svg:x="15.245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xml:id="id14" draw:id="id14" draw:layer="layout" svg:width="0.75cm" svg:height="0.75cm" svg:x="24.146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3" draw:text-style-name="P6" draw:layer="layout" draw:type="line" svg:x1="22.207cm" svg:y1="10.528cm" svg:x2="24.146cm" svg:y2="10.527cm" draw:start-shape="id6" draw:start-glue-point="10" draw:end-shape="id14" draw:end-glue-point="5" svg:d="M22207 10528l1939-1" svg:viewBox="0 0 1940 2">
            <text:p/>
          </draw:connector>
          <draw:connector draw:style-name="gr13" draw:text-style-name="P6" draw:layer="layout" draw:type="line" svg:x1="24.896cm" svg:y1="10.527cm" svg:x2="26.423cm" svg:y2="10.527cm" draw:start-shape="id14" draw:start-glue-point="7" draw:end-shape="id7" draw:end-glue-point="3" svg:d="M24896 10527h1527" svg:viewBox="0 0 1528 1">
            <text:p/>
          </draw:connector>
          <draw:connector draw:style-name="gr19" draw:text-style-name="P9" draw:layer="layout" svg:x1="6.719cm" svg:y1="10.902cm" svg:x2="8.622cm" svg:y2="13.027cm" draw:start-shape="id2" draw:start-glue-point="6" draw:end-shape="id15" draw:end-glue-point="3" svg:d="M6719 10902v2125h1903" svg:viewBox="0 0 1904 2126">
            <text:p/>
          </draw:connector>
          <draw:connector draw:style-name="gr7" draw:text-style-name="P6" draw:layer="layout" svg:x1="11.159cm" svg:y1="13.027cm" svg:x2="13.09cm" svg:y2="10.845cm" draw:start-shape="id15" draw:start-glue-point="1" draw:end-shape="id13" draw:end-glue-point="8" svg:d="M11159 13027h1931v-2182" svg:viewBox="0 0 1932 2183">
            <text:p/>
          </draw:connector>
          <draw:connector draw:style-name="gr13" draw:text-style-name="P6" draw:layer="layout" draw:line-skew="-1.651cm" svg:x1="24.521cm" svg:y1="10.152cm" svg:x2="30.89cm" svg:y2="10.21cm" draw:start-shape="id14" draw:start-glue-point="4" draw:end-shape="id8" draw:end-glue-point="4" svg:d="M24521 10152v-2176h6369v2234" svg:viewBox="0 0 6370 2235">
            <text:p/>
          </draw:connector>
        </draw:g>
      </draw:page>
      <draw:page draw:name="page2" draw:style-name="dp1" draw:master-page-name="Default">
        <draw:g draw:style-name="gr2">
          <draw:custom-shape draw:style-name="gr20" draw:text-style-name="P2" draw:layer="layout" svg:width="37.125cm" svg:height="22.75cm" svg:x="2.25cm" svg:y="2.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xml:id="id21" draw:id="id21" draw:layer="layout" svg:width="3.846cm" svg:height="1.255cm" svg:x="14.257cm" svg:y="14.805cm">
            <text:p text:style-name="P10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xml:id="id22" draw:id="id22" draw:layer="layout" svg:width="6.309cm" svg:height="1.255cm" svg:x="17.237cm" svg:y="17.305cm">
            <text:p text:style-name="P10"><text:span text:style-name="T2">KeyPairBuild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xml:id="id23" draw:id="id23" draw:layer="layout" svg:width="6.775cm" svg:height="1.255cm" svg:x="21.35cm" svg:y="14.805cm">
            <text:p text:style-name="P10"><text:span text:style-name="T2">ParameterSpecBuild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xml:id="id18" draw:id="id18" draw:layer="layout" svg:width="3.853cm" svg:height="1.255cm" svg:x="2.85cm" svg:y="14.805cm">
            <text:p text:style-name="P10"><text:span text:style-name="T2">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1" xml:id="id20" draw:id="id20" draw:layer="layout" svg:width="5.687cm" svg:height="1.255cm" svg:x="7.7cm" svg:y="14.805cm">
            <text:p text:style-name="P10"><text:span text:style-name="T2">SecretKeyBuild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xml:id="id19" draw:id="id19" draw:layer="layout" svg:width="6.309cm" svg:height="1.255cm" svg:x="17.237cm" svg:y="23.672cm">
            <text:p text:style-name="P10"><text:span text:style-name="T2">JsonWebKey.Builder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4.534cm" svg:height="0.817cm" svg:x="21.237cm" svg:y="23.118cm">
            <text:p text:style-name="P12"><text:span text:style-name="T3">T extends Build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xml:id="id24" draw:id="id24" draw:layer="layout" svg:width="3.846cm" svg:height="1.255cm" svg:x="30.46cm" svg:y="14.805cm">
            <text:p text:style-name="P10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draw:layer="layout" svg:width="6.309cm" svg:height="1.255cm" svg:x="17.237cm" svg:y="4.572cm">
            <text:p text:style-name="P10"><text:span text:style-name="T2">JsonWebKe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5" xml:id="id17" draw:id="id17" draw:layer="layout" svg:width="6.309cm" svg:height="1.255cm" svg:x="17.237cm" svg:y="5.805cm">
            <text:p text:style-name="P14"><text:span text:style-name="T4">kid: String</text:span></text:p>
            <text:p text:style-name="P14"><text:span text:style-name="T4">keyType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xml:id="id16" draw:id="id16" draw:layer="layout" svg:width="6.309cm" svg:height="1.255cm" svg:x="4.55cm" svg:y="9.705cm">
            <text:p text:style-name="P10"><text:span text:style-name="T2">JsonWebSecretKe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6.309cm" svg:height="1.255cm" svg:x="4.55cm" svg:y="10.905cm">
            <text:p text:style-name="P14"><text:span text:style-name="T4">secretKey: SecretKey</text:span></text:p>
            <text:p text:style-name="P14"><text:span text:style-name="T4">algorithm: String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xml:id="id29" draw:id="id29" draw:layer="layout" svg:width="10.054cm" svg:height="1.255cm" svg:x="15.364cm" svg:y="9.705cm">
            <text:p text:style-name="P10"><text:span text:style-name="T2">JsonWebKeyPair</text:span></text:p>
            <draw:enhanced-geometry svg:viewBox="0 0 21600 21600" draw:type="rectangle" draw:enhanced-path="M 0 0 L 21600 0 21600 21600 0 21600 0 0 Z N"/>
          </draw:custom-shape>
          <draw:g draw:style-name="gr2" xml:id="id27" draw:id="id27">
            <draw:custom-shape draw:style-name="gr28" draw:text-style-name="P16" draw:layer="layout" svg:width="0.6cm" svg:height="0.6cm" svg:x="20.091cm" svg:y="12.1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7" draw:layer="layout" svg:x1="20.091cm" svg:y1="12.474cm" svg:x2="20.691cm" svg:y2="12.474cm">
              <text:p/>
            </draw:line>
            <draw:line draw:style-name="gr29" draw:text-style-name="P17" draw:layer="layout" svg:x1="20.392cm" svg:y1="12.173cm" svg:x2="20.392cm" svg:y2="12.773cm">
              <text:p/>
            </draw:line>
          </draw:g>
          <draw:custom-shape draw:style-name="gr27" draw:text-style-name="P15" draw:layer="layout" svg:width="10.054cm" svg:height="1.255cm" svg:x="15.364cm" svg:y="10.905cm">
            <text:p text:style-name="P14"><text:span text:style-name="T4">keyPair: KeyPair</text:span></text:p>
            <text:p text:style-name="P14"><text:span text:style-name="T4">algorithmParameterSpec: AlgorithmParameterSpec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1" xml:id="id30" draw:id="id30" draw:layer="layout" svg:width="10.05cm" svg:height="1.26cm" svg:x="27.358cm" svg:y="9.705cm">
            <text:p text:style-name="P10"><text:span text:style-name="T2">JsonWebPublicKey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10.05cm" svg:height="1.26cm" svg:x="27.358cm" svg:y="10.905cm">
            <text:p text:style-name="P18"><text:span text:style-name="T4">publicKey: PublicKey</text:span></text:p>
            <text:p text:style-name="P18"><text:span text:style-name="T4">algorithmParameterSpec: AlgorithmParameterSpec</text:span></text:p>
            <draw:enhanced-geometry svg:viewBox="0 0 21600 21600" draw:type="rectangle" draw:enhanced-path="M 0 0 L 21600 0 21600 21600 0 21600 0 0 Z N"/>
          </draw:custom-shape>
          <draw:connector draw:style-name="gr32" draw:text-style-name="P6" draw:layer="layout" draw:line-skew="-0.257cm" svg:x1="7.704cm" svg:y1="9.705cm" svg:x2="20.391cm" svg:y2="7.06cm" draw:start-shape="id16" draw:start-glue-point="0" draw:end-shape="id17" svg:d="M7704 9705v-1580h12687v-1065" svg:viewBox="0 0 12688 2646">
            <text:p/>
          </draw:connector>
          <draw:connector draw:style-name="gr32" draw:text-style-name="P6" draw:layer="layout" svg:x1="4.776cm" svg:y1="16.06cm" svg:x2="20.391cm" svg:y2="23.672cm" draw:start-shape="id18" draw:start-glue-point="2" draw:end-shape="id19" draw:end-glue-point="0" svg:d="M4776 16060v3805h15615v3807" svg:viewBox="0 0 15616 7613">
            <text:p/>
          </draw:connector>
          <draw:connector draw:style-name="gr32" draw:text-style-name="P6" draw:layer="layout" svg:x1="10.543cm" svg:y1="16.06cm" svg:x2="20.391cm" svg:y2="23.672cm" draw:start-shape="id20" draw:start-glue-point="2" draw:end-shape="id19" draw:end-glue-point="0" svg:d="M10543 16060v3805h9848v3807" svg:viewBox="0 0 9849 7613">
            <text:p/>
          </draw:connector>
          <draw:connector draw:style-name="gr32" draw:text-style-name="P6" draw:layer="layout" svg:x1="16.18cm" svg:y1="16.06cm" svg:x2="20.391cm" svg:y2="23.672cm" draw:start-shape="id21" draw:start-glue-point="2" draw:end-shape="id19" draw:end-glue-point="0" svg:d="M16180 16060v3805h4211v3807" svg:viewBox="0 0 4212 7613">
            <text:p/>
          </draw:connector>
          <draw:connector draw:style-name="gr32" draw:text-style-name="P6" draw:layer="layout" draw:type="line" svg:x1="20.391cm" svg:y1="18.56cm" svg:x2="20.391cm" svg:y2="23.672cm" draw:start-shape="id22" draw:start-glue-point="2" draw:end-shape="id19" draw:end-glue-point="0" svg:d="M20391 18560v5112" svg:viewBox="0 0 1 5113">
            <text:p/>
          </draw:connector>
          <draw:connector draw:style-name="gr32" draw:text-style-name="P6" draw:layer="layout" svg:x1="24.737cm" svg:y1="16.06cm" svg:x2="20.391cm" svg:y2="23.672cm" draw:start-shape="id23" draw:start-glue-point="2" draw:end-shape="id19" draw:end-glue-point="0" svg:d="M24737 16060v3805h-4346v3807" svg:viewBox="0 0 4347 7613">
            <text:p/>
          </draw:connector>
          <draw:connector draw:style-name="gr32" draw:text-style-name="P6" draw:layer="layout" svg:x1="32.383cm" svg:y1="16.06cm" svg:x2="20.391cm" svg:y2="23.672cm" draw:start-shape="id24" draw:start-glue-point="2" draw:end-shape="id19" draw:end-glue-point="0" svg:d="M32383 16060v3805h-11992v3807" svg:viewBox="0 0 11993 7613">
            <text:p/>
          </draw:connector>
          <draw:g draw:style-name="gr2" xml:id="id26" draw:id="id26">
            <draw:custom-shape draw:style-name="gr28" draw:text-style-name="P16" draw:layer="layout" svg:width="0.6cm" svg:height="0.6cm" svg:x="7.404cm" svg:y="12.1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7" draw:layer="layout" svg:x1="7.404cm" svg:y1="12.475cm" svg:x2="8.004cm" svg:y2="12.475cm">
              <text:p/>
            </draw:line>
            <draw:line draw:style-name="gr29" draw:text-style-name="P17" draw:layer="layout" svg:x1="7.705cm" svg:y1="12.174cm" svg:x2="7.705cm" svg:y2="12.774cm">
              <text:p/>
            </draw:line>
          </draw:g>
          <draw:g draw:style-name="gr2" xml:id="id28" draw:id="id28">
            <draw:custom-shape draw:style-name="gr28" draw:text-style-name="P16" draw:layer="layout" svg:width="0.6cm" svg:height="0.6cm" svg:x="32.083cm" svg:y="12.1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7" draw:layer="layout" svg:x1="32.083cm" svg:y1="12.475cm" svg:x2="32.683cm" svg:y2="12.475cm">
              <text:p/>
            </draw:line>
            <draw:line draw:style-name="gr29" draw:text-style-name="P17" draw:layer="layout" svg:x1="32.384cm" svg:y1="12.174cm" svg:x2="32.384cm" svg:y2="12.774cm">
              <text:p/>
            </draw:line>
          </draw:g>
          <draw:g draw:style-name="gr2" xml:id="id25" draw:id="id25">
            <draw:custom-shape draw:style-name="gr28" draw:text-style-name="P16" draw:layer="layout" svg:width="0.6cm" svg:height="0.6cm" svg:x="20.092cm" svg:y="3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7" draw:layer="layout" svg:x1="20.092cm" svg:y1="4.275cm" svg:x2="20.692cm" svg:y2="4.275cm">
              <text:p/>
            </draw:line>
            <draw:line draw:style-name="gr29" draw:text-style-name="P17" draw:layer="layout" svg:x1="20.393cm" svg:y1="3.974cm" svg:x2="20.393cm" svg:y2="4.574cm">
              <text:p/>
            </draw:line>
          </draw:g>
          <draw:connector draw:style-name="gr33" draw:text-style-name="P6" draw:layer="layout" draw:line-skew="0cm 14.579cm" svg:x1="20.392cm" svg:y1="3.974cm" svg:x2="23.546cm" svg:y2="24.299cm" draw:start-shape="id25" draw:start-glue-point="0" draw:end-shape="id19" svg:d="M20392 3974v-525h18257v20850h-15103" svg:viewBox="0 0 18258 20851">
            <text:p/>
          </draw:connector>
          <draw:connector draw:style-name="gr34" draw:text-style-name="P9" draw:layer="layout" svg:x1="4.776cm" svg:y1="14.805cm" svg:x2="7.404cm" svg:y2="12.474cm" draw:start-shape="id18" draw:start-glue-point="0" draw:end-shape="id26" draw:end-glue-point="3" svg:d="M4776 14805v-2331h2628" svg:viewBox="0 0 2629 2332">
            <text:p/>
          </draw:connector>
          <draw:connector draw:style-name="gr34" draw:text-style-name="P9" draw:layer="layout" svg:x1="10.543cm" svg:y1="14.805cm" svg:x2="8.004cm" svg:y2="12.474cm" draw:start-shape="id20" draw:start-glue-point="0" draw:end-shape="id26" draw:end-glue-point="1" svg:d="M10543 14805v-2331h-2539" svg:viewBox="0 0 2540 2332">
            <text:p/>
          </draw:connector>
          <draw:connector draw:style-name="gr34" draw:text-style-name="P9" draw:layer="layout" svg:x1="16.18cm" svg:y1="14.805cm" svg:x2="20.091cm" svg:y2="12.473cm" draw:start-shape="id21" draw:start-glue-point="0" draw:end-shape="id27" draw:end-glue-point="3" svg:d="M16180 14805v-2332h3911" svg:viewBox="0 0 3912 2333">
            <text:p/>
          </draw:connector>
          <draw:connector draw:style-name="gr34" draw:text-style-name="P9" draw:layer="layout" svg:x1="24.737cm" svg:y1="14.805cm" svg:x2="20.691cm" svg:y2="12.473cm" draw:start-shape="id23" draw:start-glue-point="0" draw:end-shape="id27" draw:end-glue-point="1" svg:d="M24737 14805v-2332h-4046" svg:viewBox="0 0 4047 2333">
            <text:p/>
          </draw:connector>
          <draw:connector draw:style-name="gr35" draw:text-style-name="P6" draw:layer="layout" draw:type="line" svg:x1="20.391cm" svg:y1="12.773cm" svg:x2="20.391cm" svg:y2="17.305cm" draw:start-shape="id27" draw:start-glue-point="2" draw:end-shape="id22" draw:end-glue-point="0" svg:d="M20391 12773v4532" svg:viewBox="0 0 1 4533">
            <text:p/>
          </draw:connector>
          <draw:connector draw:style-name="gr35" draw:text-style-name="P6" draw:layer="layout" draw:type="line" svg:x1="32.383cm" svg:y1="12.774cm" svg:x2="32.383cm" svg:y2="14.805cm" draw:start-shape="id28" draw:start-glue-point="2" draw:end-shape="id24" draw:end-glue-point="0" svg:d="M32383 12774v2031" svg:viewBox="0 0 1 2032">
            <text:p/>
          </draw:connector>
          <draw:connector draw:style-name="gr32" draw:text-style-name="P6" draw:layer="layout" draw:type="line" svg:x1="20.391cm" svg:y1="9.705cm" svg:x2="20.391cm" svg:y2="7.06cm" draw:start-shape="id29" draw:start-glue-point="0" draw:end-shape="id17" draw:end-glue-point="2" svg:d="M20391 9705v-2645" svg:viewBox="0 0 1 2646">
            <text:p/>
          </draw:connector>
          <draw:connector draw:style-name="gr32" draw:text-style-name="P6" draw:layer="layout" draw:line-skew="-0.257cm" svg:x1="32.383cm" svg:y1="9.705cm" svg:x2="20.391cm" svg:y2="7.06cm" draw:start-shape="id30" draw:start-glue-point="0" draw:end-shape="id17" draw:end-glue-point="2" svg:d="M32383 9705v-1580h-11992v-1065" svg:viewBox="0 0 11993 2646">
            <text:p/>
          </draw:connector>
        </draw:g>
      </draw:page>
      <draw:page draw:name="page3" draw:style-name="dp1" draw:master-page-name="Default">
        <draw:g draw:style-name="gr2">
          <draw:custom-shape draw:style-name="gr36" draw:text-style-name="P2" draw:layer="layout" svg:width="50.75cm" svg:height="37.25cm" svg:x="4.5cm" svg:y="2.5cm">
            <text:p/>
            <draw:enhanced-geometry svg:viewBox="0 0 21600 21600" draw:type="rectangle" draw:enhanced-path="M 0 0 L 21600 0 21600 21600 0 21600 0 0 Z N"/>
          </draw:custom-shape>
          <draw:g draw:style-name="gr2" xml:id="id31" draw:id="id31">
            <draw:custom-shape draw:style-name="gr37" draw:text-style-name="P21" draw:layer="layout" svg:width="3.236cm" svg:height="0.994cm" svg:x="37.7cm" svg:y="27.9cm">
              <text:p text:style-name="P20"><text:span text:style-name="T5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1" draw:layer="layout" svg:width="14cm" svg:height="0.994cm" svg:x="37.7cm" svg:y="27.9cm">
              <text:p text:style-name="P10"><text:span text:style-name="T2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5" draw:layer="layout" svg:width="14cm" svg:height="3.05cm" svg:x="37.7cm" svg:y="28.85cm">
              <text:p text:style-name="P14"><text:span text:style-name="T4">jsonWebKey: JsonWebKey</text:span></text:p>
              <text:p text:style-name="P14"><text:span text:style-name="T4">payload: JsonStructure</text:span></text:p>
              <text:p text:style-name="P14"><text:span text:style-name="T4">kid: String;</text:span></text:p>
              <text:p text:style-name="P14"><text:span text:style-name="T4">typ: String</text:span></text:p>
              <text:p text:style-name="P14"><text:span text:style-name="T4">strPayload: String</text:span></text:p>
              <text:p text:style-name="P14"><text:span text:style-name="T4">strHeader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5" draw:layer="layout" svg:width="14cm" svg:height="6.05cm" svg:x="37.7cm" svg:y="31.85cm">
              <text:p text:style-name="P14"><text:span text:style-name="T4">webkey(</text:span><text:span text:style-name="T6">jsonWebKeyPair: </text:span><text:span text:style-name="T4">JsonWebKeyPair): BeforeHeader</text:span></text:p>
              <text:p text:style-name="P18"><text:span text:style-name="T4">webkey(</text:span><text:span text:style-name="T6">jsonWebSecretKey: JsonWebSecretKey): BeforeHeader</text:span></text:p>
              <text:p text:style-name="P18"><text:span text:style-name="T6">key(keyPair: KeyPair): BeforeHeader</text:span></text:p>
              <text:p text:style-name="P18"><text:span text:style-name="T6">key(secretKey: SecretKey): BeforeHeader</text:span></text:p>
              <text:p text:style-name="P14"><text:span text:style-name="T6">typ(typ: String): BeforeKid</text:span></text:p>
              <text:p text:style-name="P14"><text:span text:style-name="T6">kid(kid: String): BeforePayload</text:span></text:p>
              <text:p text:style-name="P14"><text:span text:style-name="T6">header(strHeader: String): BeforePayload</text:span></text:p>
              <text:p text:style-name="P14"><text:span text:style-name="T6">payload(payload: JsonStructure): SignatureEnd</text:span></text:p>
              <text:p text:style-name="P14"><text:span text:style-name="T6">payload(strPayload: String): SignatureEnd</text:span></text:p>
              <text:p text:style-name="P14"><text:span text:style-name="T6">sign(): JWSCompactSerialization</text:span></text:p>
              <text:p text:style-name="P14"><text:span text:style-name="T6">sign(converter: Json2StringConverter): JWSCompactSerializ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 xml:id="id36" draw:id="id36">
            <draw:custom-shape draw:style-name="gr28" draw:text-style-name="P16" draw:layer="layout" svg:width="0.6cm" svg:height="0.6cm" svg:x="26.605cm" svg:y="32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7" draw:layer="layout" svg:x1="26.605cm" svg:y1="32.901cm" svg:x2="27.205cm" svg:y2="32.901cm">
              <text:p/>
            </draw:line>
            <draw:line draw:style-name="gr29" draw:text-style-name="P17" draw:layer="layout" svg:x1="26.906cm" svg:y1="32.6cm" svg:x2="26.906cm" svg:y2="33.2cm">
              <text:p/>
            </draw:line>
          </draw:g>
          <draw:g draw:style-name="gr2">
            <draw:custom-shape draw:style-name="gr28" draw:text-style-name="P16" draw:layer="layout" svg:width="0.6cm" svg:height="0.6cm" svg:x="35.206cm" svg:y="32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17" draw:layer="layout" svg:x1="35.206cm" svg:y1="32.901cm" svg:x2="35.806cm" svg:y2="32.901cm">
              <text:p/>
            </draw:line>
            <draw:line draw:style-name="gr29" draw:text-style-name="P17" draw:layer="layout" svg:x1="35.507cm" svg:y1="32.6cm" svg:x2="35.507cm" svg:y2="33.2cm">
              <text:p/>
            </draw:line>
          </draw:g>
          <draw:g draw:style-name="gr2">
            <draw:custom-shape draw:style-name="gr41" draw:text-style-name="P11" draw:layer="layout" svg:width="8cm" svg:height="1.255cm" svg:x="27.2cm" svg:y="31.673cm">
              <text:p text:style-name="P10"><text:span text:style-name="T2">JWS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5" draw:layer="layout" svg:width="8cm" svg:height="1.255cm" svg:x="27.2cm" svg:y="32.873cm">
              <text:p text:style-name="P14"><text:span text:style-name="T4">createSignature(): SignatureBegin</text:span></text:p>
              <text:p text:style-name="P14"><text:span text:style-name="T4">createValidator(): ValidationBegin</text:span></text:p>
              <draw:enhanced-geometry svg:viewBox="0 0 21600 21600" draw:type="rectangle" draw:enhanced-path="M 0 0 L 21600 0 21600 21600 0 21600 0 0 Z N"/>
            </draw:custom-shape>
          </draw:g>
          <draw:g draw:style-name="gr2" xml:id="id32" draw:id="id32">
            <draw:custom-shape draw:style-name="gr42" draw:text-style-name="P11" draw:layer="layout" svg:width="13cm" svg:height="1.528cm" svg:x="38.2cm" svg:y="22.4cm">
              <text:p text:style-name="P10"><text:span text:style-name="T4">&lt;&lt;interface&gt;&gt;</text:span></text:p>
              <text:p text:style-name="P10"><text:span text:style-name="T2">SignatureBegin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3" draw:layer="layout" svg:width="13cm" svg:height="2cm" svg:x="38.2cm" svg:y="23.9cm">
              <text:p text:style-name="P22"><text:span text:style-name="T4">webkey(</text:span><text:span text:style-name="T6">jsonWebKeyPair: </text:span><text:span text:style-name="T4">JsonWebKeyPair): BeforeHeader</text:span></text:p>
              <text:p text:style-name="P22"><text:span text:style-name="T4">webkey(</text:span><text:span text:style-name="T6">jsonWebSecretKey: JsonWebSecretKey): BeforeHeader</text:span></text:p>
              <text:p text:style-name="P22"><text:span text:style-name="T6">key(keyPair: KeyPair): BeforeHeader</text:span></text:p>
              <text:p text:style-name="P22"><text:span text:style-name="T6">key(secretKey: SecretKey): BeforeHeade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4" draw:text-style-name="P11" draw:layer="layout" svg:width="9cm" svg:height="1.45cm" svg:x="40.2cm" svg:y="17.65cm">
            <text:p text:style-name="P10"><text:span text:style-name="T4">&lt;&lt;interface&gt;&gt;</text:span></text:p>
            <text:p text:style-name="P10"><text:span text:style-name="T2">BeforeHeader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9cm" svg:height="1.278cm" svg:x="40.2cm" svg:y="19.072cm">
            <text:p text:style-name="P22"><text:span text:style-name="T6">typ(typ: String): BeforeKid</text:span></text:p>
            <text:p text:style-name="P22"><text:span text:style-name="T6">header(strHeader: String): BeforePayload</text:span></text:p>
            <draw:enhanced-geometry svg:viewBox="0 0 21600 21600" draw:type="rectangle" draw:enhanced-path="M 0 0 L 21600 0 21600 21600 0 21600 0 0 Z N"/>
          </draw:custom-shape>
          <draw:connector draw:style-name="gr32" draw:text-style-name="P6" draw:layer="layout" draw:type="line" svg:x1="44.7cm" svg:y1="27.9cm" svg:x2="44.7cm" svg:y2="25.9cm" draw:start-shape="id31" draw:start-glue-point="0" draw:end-shape="id32" draw:end-glue-point="2" svg:d="M44700 27900v-2000" svg:viewBox="0 0 1 2001">
            <text:p/>
          </draw:connector>
          <draw:g draw:style-name="gr2" xml:id="id33" draw:id="id33">
            <draw:custom-shape draw:style-name="gr46" draw:text-style-name="P23" draw:layer="layout" svg:width="7.5cm" svg:height="1.5cm" svg:x="40.95cm" svg:y="13.4cm">
              <text:p text:style-name="P22"><text:span text:style-name="T4">&lt;&lt;interface&gt;&gt;</text:span></text:p>
              <text:p text:style-name="P22"><text:span text:style-name="T2">BeforeKid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23" draw:layer="layout" svg:width="7.5cm" svg:height="1cm" svg:x="40.95cm" svg:y="14.9cm">
              <text:p text:style-name="P22"><text:span text:style-name="T4">kid(kid: String): Before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32" draw:text-style-name="P6" draw:layer="layout" draw:type="line" svg:x1="44.7cm" svg:y1="17.65cm" svg:x2="44.7cm" svg:y2="15.9cm" draw:end-shape="id33" draw:end-glue-point="2" svg:d="M44700 17650v-1750" svg:viewBox="0 0 1 1751">
            <text:p/>
          </draw:connector>
          <draw:g draw:style-name="gr2" xml:id="id34" draw:id="id34">
            <draw:custom-shape draw:style-name="gr48" draw:text-style-name="P23" draw:layer="layout" svg:width="7cm" svg:height="1.528cm" svg:x="41.2cm" svg:y="8.4cm">
              <text:p text:style-name="P22"><text:span text:style-name="T4">&lt;&lt;interface&gt;&gt;</text:span></text:p>
              <text:p text:style-name="P22"><text:span text:style-name="T2">BeforePayload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23" draw:layer="layout" svg:width="7cm" svg:height="1.5cm" svg:x="41.2cm" svg:y="9.9cm">
              <text:p text:style-name="P22"><text:span text:style-name="T4">payload(payload: JsonStructure</text:span></text:p>
              <text:p text:style-name="P22"><text:span text:style-name="T4">payload(payload: String)</text:span></text:p>
              <draw:enhanced-geometry svg:viewBox="0 0 21600 21600" draw:type="rectangle" draw:enhanced-path="M 0 0 L 21600 0 21600 21600 0 21600 0 0 Z N"/>
            </draw:custom-shape>
          </draw:g>
          <draw:g draw:style-name="gr2" xml:id="id35" draw:id="id35">
            <draw:custom-shape draw:style-name="gr50" draw:text-style-name="P23" draw:layer="layout" svg:width="14cm" svg:height="1.5cm" svg:x="37.7cm" svg:y="3.9cm">
              <text:p text:style-name="P22"><text:span text:style-name="T4">&lt;&lt;interface&gt;&gt;</text:span></text:p>
              <text:p text:style-name="P22"><text:span text:style-name="T2">SignatureEnd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23" draw:layer="layout" svg:width="14cm" svg:height="1.5cm" svg:x="37.7cm" svg:y="5.4cm">
              <text:p text:style-name="P22"><text:span text:style-name="T6">sign(): JWSCompactSerialization</text:span></text:p>
              <text:p text:style-name="P22"><text:span text:style-name="T6">sign(converter: Json2StringConverter): JWSCompactSerialization</text:span></text:p>
              <draw:enhanced-geometry svg:viewBox="0 0 21600 21600" draw:type="rectangle" draw:enhanced-path="M 0 0 L 21600 0 21600 21600 0 21600 0 0 Z N"/>
            </draw:custom-shape>
          </draw:g>
          <draw:connector draw:style-name="gr32" draw:text-style-name="P6" draw:layer="layout" draw:type="line" svg:x1="44.7cm" svg:y1="13.4cm" svg:x2="44.7cm" svg:y2="11.4cm" draw:start-shape="id33" draw:start-glue-point="0" draw:end-shape="id34" draw:end-glue-point="2" svg:d="M44700 13400v-2000" svg:viewBox="0 0 1 2001">
            <text:p/>
          </draw:connector>
          <draw:connector draw:style-name="gr32" draw:text-style-name="P6" draw:layer="layout" draw:line-skew="1.749cm" svg:x1="51.7cm" svg:y1="32.9cm" svg:x2="49.2cm" svg:y2="19cm" draw:start-shape="id31" draw:start-glue-point="1" svg:d="M51700 32900h2274v-13900h-4774" svg:viewBox="0 0 4775 13901">
            <text:p/>
          </draw:connector>
          <draw:connector draw:style-name="gr32" draw:text-style-name="P6" draw:layer="layout" draw:line-skew="1.749cm" svg:x1="51.7cm" svg:y1="32.9cm" svg:x2="48.45cm" svg:y2="14.65cm" draw:start-shape="id31" draw:start-glue-point="1" draw:end-shape="id33" draw:end-glue-point="1" svg:d="M51700 32900h2274v-18250h-5524" svg:viewBox="0 0 5525 18251">
            <text:p/>
          </draw:connector>
          <draw:connector draw:style-name="gr32" draw:text-style-name="P6" draw:layer="layout" draw:line-skew="1.749cm" svg:x1="51.7cm" svg:y1="32.9cm" svg:x2="48.2cm" svg:y2="9.9cm" draw:start-shape="id31" draw:start-glue-point="1" draw:end-shape="id34" draw:end-glue-point="1" svg:d="M51700 32900h2274v-23000h-5774" svg:viewBox="0 0 5775 23001">
            <text:p/>
          </draw:connector>
          <draw:connector draw:style-name="gr32" draw:text-style-name="P6" draw:layer="layout" draw:line-skew="1.749cm" svg:x1="51.7cm" svg:y1="32.9cm" svg:x2="51.7cm" svg:y2="5.4cm" draw:start-shape="id31" draw:start-glue-point="1" draw:end-shape="id35" draw:end-glue-point="1" svg:d="M51700 32900h2274v-27500h-2274" svg:viewBox="0 0 2275 27501">
            <text:p/>
          </draw:connector>
          <draw:custom-shape draw:style-name="gr52" draw:text-style-name="P23" draw:layer="layout" svg:width="17cm" svg:height="1.794cm" svg:x="7.7cm" svg:y="25.45cm">
            <text:p text:style-name="P22"><text:span text:style-name="T4">&lt;&lt;interface&gt;&gt;</text:span></text:p>
            <text:p text:style-name="P22"><text:span text:style-name="T2">ValidationBe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3" draw:layer="layout" svg:width="17cm" svg:height="1cm" svg:x="7.7cm" svg:y="27cm">
            <text:p text:style-name="P22"><text:span text:style-name="T7">compactSerialization(compactSerialization: </text:span><text:span text:style-name="T4">JWSCompactSerialization): Before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37" draw:id="id37">
            <draw:custom-shape draw:style-name="gr54" draw:text-style-name="P21" draw:layer="layout" svg:width="5.393cm" svg:height="0.994cm" svg:x="14.7cm" svg:y="30.075cm">
              <text:p text:style-name="P20"><text:span text:style-name="T5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1" draw:layer="layout" svg:width="17cm" svg:height="0.994cm" svg:x="7.7cm" svg:y="30.075cm">
              <text:p text:style-name="P10"><text:span text:style-name="T2">Valida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5" draw:layer="layout" svg:width="17cm" svg:height="1.55cm" svg:x="7.7cm" svg:y="30.925cm">
              <text:p text:style-name="P14"><text:span text:style-name="T4">key: Key</text:span></text:p>
              <text:p text:style-name="P14"><text:span text:style-name="T4">compactSerialization: JWSCompactSerializ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9" draw:layer="layout" svg:width="17cm" svg:height="3.3cm" svg:x="7.7cm" svg:y="32.425cm">
              <text:p text:style-name="P18"><text:span text:style-name="T7">compactSerialization(compactSerialization: </text:span><text:span text:style-name="T4">JWSCompactSerialization): BeforeKey</text:span></text:p>
              <text:p text:style-name="P18"><text:span text:style-name="T4">key(publicKey: PublicKey): ValidationEnd</text:span></text:p>
              <text:p text:style-name="P18"><text:span text:style-name="T4">key(secretKey: SecretKey): ValidationEnd</text:span></text:p>
              <text:p text:style-name="P18"><text:span text:style-name="T4">webkey(</text:span><text:span text:style-name="T6">jsonWebPublicKey: JsonWebPublicKey): ValidationEnd</text:span></text:p>
              <text:p text:style-name="P18"><text:span text:style-name="T6">webkey(jsonWebSecretKey: JsonWebSecretKey): ValidationEnd</text:span></text:p>
              <text:p text:style-name="P18"><text:span text:style-name="T6">validate(): boole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8" draw:text-style-name="P23" draw:layer="layout" svg:width="17cm" svg:height="1.744cm" svg:x="7.7cm" svg:y="19.7cm">
            <text:p text:style-name="P22"><text:span text:style-name="T4">&lt;&lt;interface&gt;&gt;</text:span></text:p>
            <text:p text:style-name="P22"><text:span text:style-name="T2">Before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3" draw:layer="layout" svg:width="17cm" svg:height="2.25cm" svg:x="7.7cm" svg:y="21.25cm">
            <text:p text:style-name="P22"><text:span text:style-name="T4">key(publicKey: PublicKey): ValidationEnd</text:span></text:p>
            <text:p text:style-name="P22"><text:span text:style-name="T4">key(secretKey: SecretKey): ValidationEnd</text:span></text:p>
            <text:p text:style-name="P22"><text:span text:style-name="T4">webkey(</text:span><text:span text:style-name="T6">jsonWebPublicKey: JsonWebPublicKey): ValidationEnd</text:span></text:p>
            <text:p text:style-name="P22"><text:span text:style-name="T6">webkey(jsonWebSecretKey: JsonWebSecretKey): Validation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3" draw:layer="layout" svg:width="17cm" svg:height="1.544cm" svg:x="7.7cm" svg:y="14.6cm">
            <text:p text:style-name="P22"><text:span text:style-name="T4">&lt;&lt;interface&gt;&gt;</text:span></text:p>
            <text:p text:style-name="P24"><text:span text:style-name="T8">Validation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3" draw:layer="layout" svg:width="17cm" svg:height="1.05cm" svg:x="7.7cm" svg:y="16.1cm">
            <text:p text:style-name="P22"><text:span text:style-name="T4">validate(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3" draw:text-style-name="P6" draw:layer="layout" draw:type="line" svg:x1="26.605cm" svg:y1="32.9cm" svg:x2="24.7cm" svg:y2="32.9cm" draw:start-shape="id36" draw:start-glue-point="3" draw:end-shape="id37" draw:end-glue-point="1" svg:d="M26605 32900h-1905" svg:viewBox="0 0 1906 1">
            <text:p/>
          </draw:connector>
          <draw:connector draw:style-name="gr33" draw:text-style-name="P6" draw:layer="layout" draw:type="line" svg:x1="35.806cm" svg:y1="32.9cm" svg:x2="37.7cm" svg:y2="32.9cm" draw:end-shape="id31" draw:end-glue-point="3" svg:d="M35806 32900h1894" svg:viewBox="0 0 1895 1">
            <text:p/>
          </draw:connector>
          <draw:connector draw:style-name="gr62" draw:text-style-name="P6" draw:layer="layout" draw:type="line" svg:x1="16.2cm" svg:y1="30.075cm" svg:x2="16.2cm" svg:y2="28cm" draw:start-shape="id37" draw:start-glue-point="0" svg:d="M16200 30075v-2075" svg:viewBox="0 0 1 2076">
            <text:p/>
          </draw:connector>
          <draw:connector draw:style-name="gr32" draw:text-style-name="P6" draw:layer="layout" draw:line-skew="-1.499cm" svg:x1="7.7cm" svg:y1="32.9cm" svg:x2="7.7cm" svg:y2="21.6cm" draw:start-shape="id37" draw:start-glue-point="3" svg:d="M7700 32900h-2024v-11300h2024" svg:viewBox="0 0 2025 11301">
            <text:p/>
          </draw:connector>
          <draw:connector draw:style-name="gr32" draw:text-style-name="P6" draw:layer="layout" draw:line-skew="-1.499cm" svg:x1="7.7cm" svg:y1="32.9cm" svg:x2="7.7cm" svg:y2="15.875cm" draw:start-shape="id37" draw:start-glue-point="3" svg:d="M7700 32900h-2024v-17025h2024" svg:viewBox="0 0 2025 17026">
            <text:p/>
          </draw:connector>
        </draw:g>
      </draw:page>
      <draw:page draw:name="page4" draw:style-name="dp1" draw:master-page-name="Default">
        <draw:custom-shape draw:style-name="gr63" draw:text-style-name="P16" draw:layer="layout" svg:width="0.75cm" svg:height="1.5cm" svg:x="21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6" draw:layer="layout" svg:width="0.624cm" svg:height="0.974cm" draw:transform="rotate (1.5707963267949) translate (24.526cm 4.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draw:style-name="gr2">
          <draw:custom-shape draw:style-name="gr65" draw:text-style-name="P2" draw:layer="layout" svg:width="44.75cm" svg:height="15.75cm" svg:x="8.5cm" svg:y="13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1" xml:id="id39" draw:id="id39" draw:layer="layout" svg:width="9cm" svg:height="1.45cm" svg:x="9.8cm" svg:y="19.981cm">
            <text:p text:style-name="P10"><text:span text:style-name="T4">&lt;&lt;record&gt;&gt;</text:span></text:p>
            <text:p text:style-name="P10"><text:span text:style-name="T2">JWSStruct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11" draw:layer="layout" svg:width="9cm" svg:height="2.05cm" svg:x="9.8cm" svg:y="21.35cm">
            <text:p text:style-name="P10"><text:span text:style-name="T4">joseHeader: JsonObject</text:span></text:p>
            <text:p text:style-name="P10"><text:span text:style-name="T4">strJoseHeader: String</text:span></text:p>
            <text:p text:style-name="P10"><text:span text:style-name="T4">payload: JsonStructure</text:span></text:p>
            <text:p text:style-name="P10"><text:span text:style-name="T4">strPayload: String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1" xml:id="id40" draw:id="id40" draw:layer="layout" svg:width="9cm" svg:height="1.45cm" svg:x="34cm" svg:y="19.981cm">
            <text:p text:style-name="P10"><text:span text:style-name="T4">&lt;&lt;interface&gt;&gt;</text:span></text:p>
            <text:p text:style-name="P10"><text:span text:style-name="T2">JWSAlgorithm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11" draw:layer="layout" svg:width="9cm" svg:height="3.55cm" svg:x="34cm" svg:y="21.35cm">
            <text:p text:style-name="P10"><text:span text:style-name="T4">init(Key key): void</text:span></text:p>
            <text:p text:style-name="P10"><text:span text:style-name="T4">update(byte[] data): void</text:span></text:p>
            <text:p text:style-name="P10"><text:span text:style-name="T4">signature(): byte[]</text:span></text:p>
            <text:p text:style-name="P10"><text:span text:style-name="T4">verify(byte[] signature): boolean</text:span></text:p>
            <text:p text:style-name="P10"><text:span text:style-name="T4">algorithm(): String</text:span></text:p>
            <text:p text:style-name="P10"><text:span text:style-name="T4">postSigning(byte[] signature): String</text:span></text:p>
            <text:p text:style-name="P10"><text:span text:style-name="T4">preValidating(byte[] signature)</text:span></text:p>
            <draw:enhanced-geometry svg:viewBox="0 0 21600 21600" draw:type="rectangle" draw:enhanced-path="M 0 0 L 21600 0 21600 21600 0 21600 0 0 Z N"/>
          </draw:custom-shape>
          <draw:connector draw:style-name="gr68" draw:text-style-name="P6" draw:layer="layout" draw:type="line" svg:x1="21.813cm" svg:y1="20.706cm" svg:x2="18.8cm" svg:y2="20.706cm" draw:start-shape="id38" draw:start-glue-point="4" draw:end-shape="id39" draw:end-glue-point="1" svg:d="M21813 20706h-3013" svg:viewBox="0 0 3014 1">
            <text:p/>
          </draw:connector>
          <draw:custom-shape draw:style-name="gr69" draw:text-style-name="P11" draw:layer="layout" svg:width="7cm" svg:height="1.45cm" svg:x="22.786cm" svg:y="19.981cm">
            <text:p text:style-name="P10"><text:span text:style-name="T4">&lt;&lt;abstract&gt;&gt;</text:span></text:p>
            <text:p text:style-name="P10"><text:span text:style-name="T2">JWSBase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8" xml:id="id38" draw:id="id38" draw:layer="layout" svg:width="0.624cm" svg:height="0.974cm" draw:transform="rotate (1.5707963267949) translate (21.813cm 21.01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draw:layer="layout" svg:width="0.624cm" svg:height="0.974cm" draw:transform="rotate (1.5707963267949) translate (29.814cm 21.01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1" draw:text-style-name="P6" draw:layer="layout" draw:type="line" svg:x1="30.788cm" svg:y1="20.706cm" svg:x2="34cm" svg:y2="20.706cm" draw:end-shape="id40" draw:end-glue-point="3" svg:d="M30788 20706h3212" svg:viewBox="0 0 3213 1">
            <text:p/>
          </draw:connector>
          <draw:frame draw:style-name="gr72" draw:text-style-name="P26" draw:layer="layout" svg:width="0.75cm" svg:height="0.712cm" svg:x="33.25cm" svg:y="20cm">
            <draw:text-box>
              <text:p text:style-name="P25"><text:span text:style-name="T9">1</text:span></text:p>
            </draw:text-box>
          </draw:frame>
          <draw:frame draw:style-name="gr72" draw:text-style-name="P26" draw:layer="layout" svg:width="0.75cm" svg:height="0.712cm" svg:x="18.95cm" svg:y="20cm">
            <draw:text-box>
              <text:p text:style-name="P25"><text:span text:style-name="T9">1</text:span></text:p>
            </draw:text-box>
          </draw:frame>
          <draw:custom-shape draw:style-name="gr73" draw:text-style-name="P11" xml:id="id43" draw:id="id43" draw:layer="layout" svg:width="6cm" svg:height="1.45cm" svg:x="39cm" svg:y="14.581cm">
            <text:p text:style-name="P10"><text:span text:style-name="T2">HmacSHA256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11" xml:id="id42" draw:id="id42" draw:layer="layout" svg:width="6cm" svg:height="1.45cm" svg:x="32cm" svg:y="14.581cm">
            <text:p text:style-name="P10"><text:span text:style-name="T2">SHA256withECDSA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11" xml:id="id41" draw:id="id41" draw:layer="layout" svg:width="6cm" svg:height="1.45cm" svg:x="25cm" svg:y="14.581cm">
            <text:p text:style-name="P10"><text:span text:style-name="T2">SHA256withRSA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11" xml:id="id44" draw:id="id44" draw:layer="layout" svg:width="6cm" svg:height="1.45cm" svg:x="46cm" svg:y="14.581cm">
            <text:p text:style-name="P10"><text:span text:style-name="T2">SHA512WithECDSA</text:span></text:p>
            <draw:enhanced-geometry svg:viewBox="0 0 21600 21600" draw:type="rectangle" draw:enhanced-path="M 0 0 L 21600 0 21600 21600 0 21600 0 0 Z N"/>
          </draw:custom-shape>
          <draw:connector draw:style-name="gr74" draw:text-style-name="P6" draw:layer="layout" svg:x1="28cm" svg:y1="16.031cm" svg:x2="38.5cm" svg:y2="19.981cm" draw:start-shape="id41" draw:start-glue-point="2" draw:end-shape="id40" draw:end-glue-point="0" svg:d="M28000 16031v1975h10500v1975" svg:viewBox="0 0 10501 3951">
            <text:p/>
          </draw:connector>
          <draw:connector draw:style-name="gr74" draw:text-style-name="P6" draw:layer="layout" svg:x1="35cm" svg:y1="16.031cm" svg:x2="38.5cm" svg:y2="19.981cm" draw:start-shape="id42" draw:start-glue-point="2" draw:end-shape="id40" draw:end-glue-point="0" svg:d="M35000 16031v1975h3500v1975" svg:viewBox="0 0 3501 3951">
            <text:p/>
          </draw:connector>
          <draw:connector draw:style-name="gr75" draw:text-style-name="P6" draw:layer="layout" svg:x1="42cm" svg:y1="16.031cm" svg:x2="38.5cm" svg:y2="19.981cm" draw:start-shape="id43" draw:start-glue-point="2" draw:end-shape="id40" draw:end-glue-point="0" svg:d="M42000 16031v1975h-3500v1975" svg:viewBox="0 0 3501 3951">
            <text:p/>
          </draw:connector>
          <draw:connector draw:style-name="gr76" draw:text-style-name="P6" draw:layer="layout" svg:x1="49cm" svg:y1="16.031cm" svg:x2="38.5cm" svg:y2="19.981cm" draw:start-shape="id44" draw:start-glue-point="2" draw:end-shape="id40" draw:end-glue-point="0" svg:d="M49000 16031v1975h-10500v1975" svg:viewBox="0 0 10501 3951">
            <text:p/>
          </draw:connector>
          <draw:custom-shape draw:style-name="gr73" draw:text-style-name="P11" xml:id="id45" draw:id="id45" draw:layer="layout" svg:width="6cm" svg:height="1.45cm" svg:x="18.5cm" svg:y="26.481cm">
            <text:p text:style-name="P10"><text:span text:style-name="T2">JWSSigner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11" xml:id="id46" draw:id="id46" draw:layer="layout" svg:width="6cm" svg:height="1.45cm" svg:x="28.1cm" svg:y="26.481cm">
            <text:p text:style-name="P10"><text:span text:style-name="T2">JWSValidator</text:span></text:p>
            <draw:enhanced-geometry svg:viewBox="0 0 21600 21600" draw:type="rectangle" draw:enhanced-path="M 0 0 L 21600 0 21600 21600 0 21600 0 0 Z N"/>
          </draw:custom-shape>
          <draw:connector draw:style-name="gr77" draw:text-style-name="P6" draw:layer="layout" draw:line-skew="0.056cm" svg:x1="21.5cm" svg:y1="26.481cm" svg:x2="26.3cm" svg:y2="21.431cm" draw:start-shape="id45" draw:start-glue-point="0" svg:d="M21500 26481v-2731h4800v-2319" svg:viewBox="0 0 4801 5051">
            <text:p/>
          </draw:connector>
          <draw:connector draw:style-name="gr76" draw:text-style-name="P6" draw:layer="layout" draw:line-skew="0.056cm" svg:x1="31.1cm" svg:y1="26.481cm" svg:x2="26.3cm" svg:y2="21.431cm" draw:start-shape="id46" draw:start-glue-point="0" svg:d="M31100 26481v-2731h-4800v-2319" svg:viewBox="0 0 4801 50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family-generic="modern" style:font-pitch="fixed"/>
    <style:font-face style:name="Fira Code1" svg:font-family="'Fira Code'" style:font-adornments="Standar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Parallelogramm" svg:viewBox="0 0 1251 751" svg:d="M625 0c209 125 417 250 626 375-209 125-417 251-626 376-208-125-417-251-625-376 208-125 417-250 625-375z"/>
    <draw:marker draw:name="Parallelogramm_20_2" draw:display-name="Parallelogramm 2" svg:viewBox="0 0 751 1501" svg:d="M375 0c125 250 251 500 376 750-125 250-251 501-376 751-125-250-250-501-375-751 125-250 250-500 375-750z"/>
    <draw:stroke-dash draw:name="Dashed_20__28_var_29__20_2" draw:display-name="Dashed (var) 2" draw:style="rect" draw:dots1="1" draw:dots1-length="0.02cm" draw:dots2="1" draw:dots2-length="0.02cm" draw:distance="0.02cm"/>
    <draw:stroke-dash draw:name="Grob_20_gestrichelt" draw:display-name="Grob gestrichelt" draw:style="rect" draw:dots1="3" draw:dots1-length="330%" draw:distance="2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5-04-29T17:08:22.679000000</dc:date>
    <meta:editing-duration>PT11H57M8S</meta:editing-duration>
    <meta:editing-cycles>46</meta:editing-cycles>
    <meta:generator>LibreOffice/24.2.3.2$Windows_x86 LibreOffice_project/433d9c2ded56988e8a90e6b2e771ee4e6a5ab2ba</meta:generator>
    <meta:print-date>2025-03-24T16:35:07.899000000</meta:print-date>
    <meta:printed-by>PDF-Dateien</meta:printed-by>
    <meta:document-statistic meta:object-count="173"/>
  </office:meta>
</office:document-meta>
</file>